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32765"/>
    </style:style>
    <style:style style:name="P2" style:family="paragraph" style:parent-style-name="Text_20_body">
      <style:text-properties officeooo:rsid="0013b5ed" officeooo:paragraph-rsid="0017502c"/>
    </style:style>
    <style:style style:name="P3" style:family="paragraph" style:parent-style-name="Header">
      <style:paragraph-properties fo:text-align="center" style:justify-single-word="false"/>
      <style:text-properties officeooo:rsid="00132765" officeooo:paragraph-rsid="00132765"/>
    </style:style>
    <style:style style:name="P4" style:family="paragraph" style:parent-style-name="Title">
      <style:text-properties fo:font-size="24pt" officeooo:rsid="00132765" officeooo:paragraph-rsid="00132765" style:font-size-asian="24pt" style:font-size-complex="24pt"/>
    </style:style>
    <style:style style:name="P5" style:family="paragraph" style:parent-style-name="Heading_20_2">
      <style:text-properties officeooo:rsid="00132765" officeooo:paragraph-rsid="00132765"/>
    </style:style>
    <style:style style:name="P6" style:family="paragraph" style:parent-style-name="Heading_20_2">
      <style:text-properties officeooo:rsid="001b6d1e" officeooo:paragraph-rsid="001b6d1e"/>
    </style:style>
    <style:style style:name="P7" style:family="paragraph" style:parent-style-name="Footer">
      <style:paragraph-properties fo:text-align="center" style:justify-single-word="false"/>
      <style:text-properties fo:background-color="#ffffff"/>
    </style:style>
    <style:style style:name="T1" style:family="text">
      <style:text-properties officeooo:rsid="0015a9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ulating and Evaluating Processor Cache Stream Buffers</text:p>
      <text:p text:style-name="P1"/>
      <text:h text:style-name="P5" text:outline-level="2">Abstract:</text:h>
      <text:p text:style-name="P2">With the increasing gap between processor speed and memory access time, memory speed has become a bottleneck in performance of any CPU. <text:span text:style-name="T1">To ameliorate this problem, a small, fast cache memory is introduced between processor core and the main meory. But caches also have the problem of cache misses which degrades the overall performance of a system. To avoid the cache misses, prefetching techniques are used. One such popular technique was described by Joupi [1]. He proposed a mechanism know as stream buffer. Stream buffer is a very small memory which keeps the prefetched data values instead of putting them in caches. They avoid cache pollution and give better performance then most of the other solutions.</text:span></text:p>
      <text:h text:style-name="P6" text:outline-level="2">Introduction:</text:h>
      <text:p text:style-name="P2"><text:span text:style-name="T1">This memory benefits from the inherent locality of any program. Locality are of two types-- spatial and temporal. Spatial locality dictates that the probability of accessing the successive memory address is very high and temporal locality means that the memory address which was accessed just now will be re-accessed very soon. But since caches are small in size, the complete program cannot fit in it which leads to cache misses. A cache miss occurs when the target address requested by processor is not available in cache and will have to be fetched from the lower memory. Since lower memories are not as fast as caches, it takes multiple cpu clock cycles to complete the fetch and during this time CPU will have to stall. A cache hit occu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32765" officeooo:paragraph-rsid="00132765"/>
    </style:style>
    <style:style style:name="MP2" style:family="paragraph" style:parent-style-name="Footer">
      <style:paragraph-properties fo:text-align="center" style:justify-single-word="false"/>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rashant Singh Chouhan</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05:12:59.395695094</meta:creation-date>
    <dc:date>2019-12-08T06:56:14.373422258</dc:date>
    <meta:editing-duration>PT1H31M30S</meta:editing-duration>
    <meta:editing-cycles>9</meta:editing-cycles>
    <meta:generator>LibreOffice/6.0.7.3$Linux_X86_64 LibreOffice_project/00m0$Build-3</meta:generator>
    <meta:document-statistic meta:table-count="0" meta:image-count="0" meta:object-count="0" meta:page-count="1" meta:paragraph-count="7" meta:word-count="257" meta:character-count="1555" meta:non-whitespace-character-count="1304"/>
  </office:meta>
</office:document-meta>
</file>